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3" style:family="table">
      <style:table-properties style:width="6.6243in" fo:margin-left="0.0583in" fo:margin-top="0in" fo:margin-bottom="0in" table:align="left" style:writing-mode="lr-tb"/>
    </style:style>
    <style:style style:name="Table3.A" style:family="table-column">
      <style:table-column-properties style:column-width="6.6243in"/>
    </style:style>
    <style:style style:name="Table3.1" style:family="table-row">
      <style:table-row-properties fo:keep-together="auto"/>
    </style:style>
    <style:style style:name="Table3.A1" style:family="table-cell">
      <style:table-cell-properties style:border-line-width="0.0069in 0.0069in 0.0069in" fo:padding-left="0.075in" fo:padding-right="0.075in" fo:padding-top="0in" fo:padding-bottom="0in" fo:border="1.5pt double #000000" style:writing-mode="lr-tb"/>
    </style:style>
    <style:style style:name="Table1" style:family="table">
      <style:table-properties style:width="6.5153in" fo:margin-left="0.0035in" fo:margin-top="0in" fo:margin-bottom="0in" table:align="left" style:writing-mode="lr-tb"/>
    </style:style>
    <style:style style:name="Table1.A" style:family="table-column">
      <style:table-column-properties style:column-width="3.2576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0.5pt solid #000000" style:writing-mode="lr-tb"/>
    </style:style>
    <style:style style:name="Table2" style:family="table">
      <style:table-properties style:width="6.5153in" fo:margin-left="0.0035in" fo:margin-top="0in" fo:margin-bottom="0in" table:align="left" style:writing-mode="lr-tb"/>
    </style:style>
    <style:style style:name="Table2.A" style:family="table-column">
      <style:table-column-properties style:column-width="3.2576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5in" fo:padding-right="0.075in" fo:padding-top="0in" fo:padding-bottom="0in" fo:border="0.5pt solid #000000" style:writing-mode="lr-tb"/>
    </style:style>
    <style:style style:name="Table1" style:family="table">
      <style:table-properties style:width="6.5153in" fo:margin-left="0.0035in" fo:margin-top="0in" fo:margin-bottom="0in" table:align="left" style:writing-mode="lr-tb"/>
    </style:style>
    <style:style style:name="Table1.A" style:family="table-column">
      <style:table-column-properties style:column-width="3.2576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0.5pt solid #000000" style:writing-mode="lr-tb"/>
    </style:style>
    <style:style style:name="Table2" style:family="table">
      <style:table-properties style:width="6.5153in" fo:margin-left="0.0035in" fo:margin-top="0in" fo:margin-bottom="0in" table:align="left" style:writing-mode="lr-tb"/>
    </style:style>
    <style:style style:name="Table2.A" style:family="table-column">
      <style:table-column-properties style:column-width="3.2576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5in" fo:padding-right="0.075in" fo:padding-top="0in" fo:padding-bottom="0in" fo:border="0.5pt solid #000000" style:writing-mode="lr-tb"/>
    </style:style>
    <style:style style:name="Table4" style:family="table">
      <style:table-properties style:width="6.6243in" fo:margin-left="0.0583in" fo:margin-top="0in" fo:margin-bottom="0in" table:align="left" style:writing-mode="lr-tb"/>
    </style:style>
    <style:style style:name="Table4.A" style:family="table-column">
      <style:table-column-properties style:column-width="6.6243in"/>
    </style:style>
    <style:style style:name="Table4.1" style:family="table-row">
      <style:table-row-properties fo:keep-together="auto"/>
    </style:style>
    <style:style style:name="Table4.A1" style:family="table-cell">
      <style:table-cell-properties style:border-line-width="0.0069in 0.0069in 0.0069in" fo:padding-left="0.075in" fo:padding-right="0.075in" fo:padding-top="0in" fo:padding-bottom="0in" fo:border="1.5pt double #000000" style:writing-mode="lr-tb"/>
    </style:style>
    <style:style style:name="Table5" style:family="table">
      <style:table-properties style:width="6.5153in" fo:margin-left="0.0035in" fo:margin-top="0in" fo:margin-bottom="0in" table:align="left" style:writing-mode="lr-tb"/>
    </style:style>
    <style:style style:name="Table5.A" style:family="table-column">
      <style:table-column-properties style:column-width="3.2576in"/>
    </style:style>
    <style:style style:name="Table5.1" style:family="table-row">
      <style:table-row-properties fo:keep-together="auto"/>
    </style:style>
    <style:style style:name="Table5.A1" style:family="table-cell">
      <style:table-cell-properties fo:padding-left="0.075in" fo:padding-right="0.075in" fo:padding-top="0in" fo:padding-bottom="0in" fo:border="0.5pt solid #000000" style:writing-mode="lr-tb"/>
    </style:style>
    <style:style style:name="Table6" style:family="table">
      <style:table-properties style:width="6.5153in" fo:margin-left="0.0035in" fo:margin-top="0in" fo:margin-bottom="0in" table:align="left" style:writing-mode="lr-tb"/>
    </style:style>
    <style:style style:name="Table6.A" style:family="table-column">
      <style:table-column-properties style:column-width="3.2576in"/>
    </style:style>
    <style:style style:name="Table6.1" style:family="table-row">
      <style:table-row-properties fo:keep-together="auto"/>
    </style:style>
    <style:style style:name="Table6.A1" style:family="table-cell">
      <style:table-cell-properties fo:padding-left="0.075in" fo:padding-right="0.075in" fo:padding-top="0in" fo:padding-bottom="0in" fo:border="0.5pt solid #000000" style:writing-mode="lr-tb"/>
    </style:style>
    <style:style style:name="Table5" style:family="table">
      <style:table-properties style:width="6.5153in" fo:margin-left="0.0035in" fo:margin-top="0in" fo:margin-bottom="0in" table:align="left" style:writing-mode="lr-tb"/>
    </style:style>
    <style:style style:name="Table5.A" style:family="table-column">
      <style:table-column-properties style:column-width="3.2576in"/>
    </style:style>
    <style:style style:name="Table5.1" style:family="table-row">
      <style:table-row-properties fo:keep-together="auto"/>
    </style:style>
    <style:style style:name="Table5.A1" style:family="table-cell">
      <style:table-cell-properties fo:padding-left="0.075in" fo:padding-right="0.075in" fo:padding-top="0in" fo:padding-bottom="0in" fo:border="0.5pt solid #000000" style:writing-mode="lr-tb"/>
    </style:style>
    <style:style style:name="Table6" style:family="table">
      <style:table-properties style:width="6.5153in" fo:margin-left="0.0035in" fo:margin-top="0in" fo:margin-bottom="0in" table:align="left" style:writing-mode="lr-tb"/>
    </style:style>
    <style:style style:name="Table6.A" style:family="table-column">
      <style:table-column-properties style:column-width="3.2576in"/>
    </style:style>
    <style:style style:name="Table6.1" style:family="table-row">
      <style:table-row-properties fo:keep-together="auto"/>
    </style:style>
    <style:style style:name="Table6.A1" style:family="table-cell">
      <style:table-cell-properties fo:padding-left="0.075in" fo:padding-right="0.075in" fo:padding-top="0in" fo:padding-bottom="0in" fo:border="0.5pt solid #000000" style:writing-mode="lr-tb"/>
    </style:style>
    <style:style style:name="Table7" style:family="table">
      <style:table-properties style:width="6.6243in" fo:margin-left="0.0583in" fo:margin-top="0in" fo:margin-bottom="0in" table:align="left" style:writing-mode="lr-tb"/>
    </style:style>
    <style:style style:name="Table7.A" style:family="table-column">
      <style:table-column-properties style:column-width="6.6243in"/>
    </style:style>
    <style:style style:name="Table7.1" style:family="table-row">
      <style:table-row-properties fo:keep-together="auto"/>
    </style:style>
    <style:style style:name="Table7.A1" style:family="table-cell">
      <style:table-cell-properties style:border-line-width="0.0069in 0.0069in 0.0069in" fo:padding-left="0.075in" fo:padding-right="0.075in" fo:padding-top="0in" fo:padding-bottom="0in" fo:border="1.5pt double #000000" style:writing-mode="lr-tb"/>
    </style:style>
    <style:style style:name="Table8" style:family="table">
      <style:table-properties style:width="6.5153in" fo:margin-left="0.0035in" fo:margin-top="0in" fo:margin-bottom="0in" table:align="left" style:writing-mode="lr-tb"/>
    </style:style>
    <style:style style:name="Table8.A" style:family="table-column">
      <style:table-column-properties style:column-width="3.2576in"/>
    </style:style>
    <style:style style:name="Table8.1" style:family="table-row">
      <style:table-row-properties fo:keep-together="auto"/>
    </style:style>
    <style:style style:name="Table8.A1" style:family="table-cell">
      <style:table-cell-properties fo:padding-left="0.075in" fo:padding-right="0.075in" fo:padding-top="0in" fo:padding-bottom="0in" fo:border="0.5pt solid #000000" style:writing-mode="lr-tb"/>
    </style:style>
    <style:style style:name="Table9" style:family="table">
      <style:table-properties style:width="6.5153in" fo:margin-left="0.0035in" fo:margin-top="0in" fo:margin-bottom="0in" table:align="left" style:writing-mode="lr-tb"/>
    </style:style>
    <style:style style:name="Table9.A" style:family="table-column">
      <style:table-column-properties style:column-width="3.2576in"/>
    </style:style>
    <style:style style:name="Table9.1" style:family="table-row">
      <style:table-row-properties fo:keep-together="auto"/>
    </style:style>
    <style:style style:name="Table9.A1" style:family="table-cell">
      <style:table-cell-properties fo:padding-left="0.075in" fo:padding-right="0.075in" fo:padding-top="0in" fo:padding-bottom="0in" fo:border="0.5pt solid #000000" style:writing-mode="lr-tb"/>
    </style:style>
    <style:style style:name="Table8" style:family="table">
      <style:table-properties style:width="6.5153in" fo:margin-left="0.0035in" fo:margin-top="0in" fo:margin-bottom="0in" table:align="left" style:writing-mode="lr-tb"/>
    </style:style>
    <style:style style:name="Table8.A" style:family="table-column">
      <style:table-column-properties style:column-width="3.2576in"/>
    </style:style>
    <style:style style:name="Table8.1" style:family="table-row">
      <style:table-row-properties fo:keep-together="auto"/>
    </style:style>
    <style:style style:name="Table8.A1" style:family="table-cell">
      <style:table-cell-properties fo:padding-left="0.075in" fo:padding-right="0.075in" fo:padding-top="0in" fo:padding-bottom="0in" fo:border="0.5pt solid #000000" style:writing-mode="lr-tb"/>
    </style:style>
    <style:style style:name="Table9" style:family="table">
      <style:table-properties style:width="6.5153in" fo:margin-left="0.0035in" fo:margin-top="0in" fo:margin-bottom="0in" table:align="left" style:writing-mode="lr-tb"/>
    </style:style>
    <style:style style:name="Table9.A" style:family="table-column">
      <style:table-column-properties style:column-width="3.2576in"/>
    </style:style>
    <style:style style:name="Table9.1" style:family="table-row">
      <style:table-row-properties fo:keep-together="auto"/>
    </style:style>
    <style:style style:name="Table9.A1" style:family="table-cell">
      <style:table-cell-properties fo:padding-left="0.075in" fo:padding-right="0.075in" fo:padding-top="0in" fo:padding-bottom="0in" fo:border="0.5pt solid #000000" style:writing-mode="lr-tb"/>
    </style:style>
    <style:style style:name="Table10" style:family="table">
      <style:table-properties style:width="6.6243in" fo:margin-left="0.0583in" fo:margin-top="0in" fo:margin-bottom="0in" table:align="left" style:writing-mode="lr-tb"/>
    </style:style>
    <style:style style:name="Table10.A" style:family="table-column">
      <style:table-column-properties style:column-width="6.6243in"/>
    </style:style>
    <style:style style:name="Table10.1" style:family="table-row">
      <style:table-row-properties fo:keep-together="auto"/>
    </style:style>
    <style:style style:name="Table10.A1" style:family="table-cell">
      <style:table-cell-properties style:border-line-width="0.0069in 0.0069in 0.0069in" fo:padding-left="0.075in" fo:padding-right="0.075in" fo:padding-top="0in" fo:padding-bottom="0in" fo:border="1.5pt double #000000" style:writing-mode="lr-tb"/>
    </style:style>
    <style:style style:name="Table11" style:family="table">
      <style:table-properties style:width="6.5153in" fo:margin-left="0.0035in" fo:margin-top="0in" fo:margin-bottom="0in" table:align="left" style:writing-mode="lr-tb"/>
    </style:style>
    <style:style style:name="Table11.A" style:family="table-column">
      <style:table-column-properties style:column-width="3.2576in"/>
    </style:style>
    <style:style style:name="Table11.1" style:family="table-row">
      <style:table-row-properties fo:keep-together="auto"/>
    </style:style>
    <style:style style:name="Table11.A1" style:family="table-cell">
      <style:table-cell-properties fo:padding-left="0.075in" fo:padding-right="0.075in" fo:padding-top="0in" fo:padding-bottom="0in" fo:border="0.5pt solid #000000" style:writing-mode="lr-tb"/>
    </style:style>
    <style:style style:name="Table12" style:family="table">
      <style:table-properties style:width="6.5153in" fo:margin-left="0.0035in" fo:margin-top="0in" fo:margin-bottom="0in" table:align="left" style:writing-mode="lr-tb"/>
    </style:style>
    <style:style style:name="Table12.A" style:family="table-column">
      <style:table-column-properties style:column-width="3.2576in"/>
    </style:style>
    <style:style style:name="Table12.1" style:family="table-row">
      <style:table-row-properties fo:keep-together="auto"/>
    </style:style>
    <style:style style:name="Table12.A1" style:family="table-cell">
      <style:table-cell-properties fo:padding-left="0.075in" fo:padding-right="0.075in" fo:padding-top="0in" fo:padding-bottom="0in" fo:border="0.5pt solid #000000" style:writing-mode="lr-tb"/>
    </style:style>
    <style:style style:name="Table11" style:family="table">
      <style:table-properties style:width="6.5153in" fo:margin-left="0.0035in" fo:margin-top="0in" fo:margin-bottom="0in" table:align="left" style:writing-mode="lr-tb"/>
    </style:style>
    <style:style style:name="Table11.A" style:family="table-column">
      <style:table-column-properties style:column-width="3.2576in"/>
    </style:style>
    <style:style style:name="Table11.1" style:family="table-row">
      <style:table-row-properties fo:keep-together="auto"/>
    </style:style>
    <style:style style:name="Table11.A1" style:family="table-cell">
      <style:table-cell-properties fo:padding-left="0.075in" fo:padding-right="0.075in" fo:padding-top="0in" fo:padding-bottom="0in" fo:border="0.5pt solid #000000" style:writing-mode="lr-tb"/>
    </style:style>
    <style:style style:name="Table12" style:family="table">
      <style:table-properties style:width="6.5153in" fo:margin-left="0.0035in" fo:margin-top="0in" fo:margin-bottom="0in" table:align="left" style:writing-mode="lr-tb"/>
    </style:style>
    <style:style style:name="Table12.A" style:family="table-column">
      <style:table-column-properties style:column-width="3.2576in"/>
    </style:style>
    <style:style style:name="Table12.1" style:family="table-row">
      <style:table-row-properties fo:keep-together="auto"/>
    </style:style>
    <style:style style:name="Table12.A1" style:family="table-cell">
      <style:table-cell-properties fo:padding-left="0.075in" fo:padding-right="0.075in" fo:padding-top="0in" fo:padding-bottom="0in" fo:border="0.5pt solid #000000" style:writing-mode="lr-tb"/>
    </style:style>
    <style:style style:name="Table13" style:family="table">
      <style:table-properties style:width="6.6243in" fo:margin-left="0.0583in" fo:margin-top="0in" fo:margin-bottom="0in" table:align="left" style:writing-mode="lr-tb"/>
    </style:style>
    <style:style style:name="Table13.A" style:family="table-column">
      <style:table-column-properties style:column-width="6.6243in"/>
    </style:style>
    <style:style style:name="Table13.1" style:family="table-row">
      <style:table-row-properties fo:keep-together="auto"/>
    </style:style>
    <style:style style:name="Table13.A1" style:family="table-cell">
      <style:table-cell-properties style:border-line-width="0.0069in 0.0069in 0.0069in" fo:padding-left="0.075in" fo:padding-right="0.075in" fo:padding-top="0in" fo:padding-bottom="0in" fo:border="1.5pt double #000000" style:writing-mode="lr-tb"/>
    </style:style>
    <style:style style:name="Table14" style:family="table">
      <style:table-properties style:width="6.5153in" fo:margin-left="0.0035in" fo:margin-top="0in" fo:margin-bottom="0in" table:align="left" style:writing-mode="lr-tb"/>
    </style:style>
    <style:style style:name="Table14.A" style:family="table-column">
      <style:table-column-properties style:column-width="3.2576in"/>
    </style:style>
    <style:style style:name="Table14.1" style:family="table-row">
      <style:table-row-properties fo:keep-together="auto"/>
    </style:style>
    <style:style style:name="Table14.A1" style:family="table-cell">
      <style:table-cell-properties fo:padding-left="0.075in" fo:padding-right="0.075in" fo:padding-top="0in" fo:padding-bottom="0in" fo:border="0.5pt solid #000000" style:writing-mode="lr-tb"/>
    </style:style>
    <style:style style:name="Table15" style:family="table">
      <style:table-properties style:width="6.5153in" fo:margin-left="0.0035in" fo:margin-top="0in" fo:margin-bottom="0in" table:align="left" style:writing-mode="lr-tb"/>
    </style:style>
    <style:style style:name="Table15.A" style:family="table-column">
      <style:table-column-properties style:column-width="3.2576in"/>
    </style:style>
    <style:style style:name="Table15.1" style:family="table-row">
      <style:table-row-properties fo:keep-together="auto"/>
    </style:style>
    <style:style style:name="Table15.A1" style:family="table-cell">
      <style:table-cell-properties fo:padding-left="0.075in" fo:padding-right="0.075in" fo:padding-top="0in" fo:padding-bottom="0in" fo:border="0.5pt solid #000000" style:writing-mode="lr-tb"/>
    </style:style>
    <style:style style:name="Table14" style:family="table">
      <style:table-properties style:width="6.5153in" fo:margin-left="0.0035in" fo:margin-top="0in" fo:margin-bottom="0in" table:align="left" style:writing-mode="lr-tb"/>
    </style:style>
    <style:style style:name="Table14.A" style:family="table-column">
      <style:table-column-properties style:column-width="3.2576in"/>
    </style:style>
    <style:style style:name="Table14.1" style:family="table-row">
      <style:table-row-properties fo:keep-together="auto"/>
    </style:style>
    <style:style style:name="Table14.A1" style:family="table-cell">
      <style:table-cell-properties fo:padding-left="0.075in" fo:padding-right="0.075in" fo:padding-top="0in" fo:padding-bottom="0in" fo:border="0.5pt solid #000000" style:writing-mode="lr-tb"/>
    </style:style>
    <style:style style:name="Table15" style:family="table">
      <style:table-properties style:width="6.5153in" fo:margin-left="0.0035in" fo:margin-top="0in" fo:margin-bottom="0in" table:align="left" style:writing-mode="lr-tb"/>
    </style:style>
    <style:style style:name="Table15.A" style:family="table-column">
      <style:table-column-properties style:column-width="3.2576in"/>
    </style:style>
    <style:style style:name="Table15.1" style:family="table-row">
      <style:table-row-properties fo:keep-together="auto"/>
    </style:style>
    <style:style style:name="Table15.A1" style:family="table-cell">
      <style:table-cell-properties fo:padding-left="0.075in" fo:padding-right="0.075in" fo:padding-top="0in" fo:padding-bottom="0in" fo:border="0.5pt solid #000000" style:writing-mode="lr-tb"/>
    </style:style>
    <style:style style:name="P1" style:family="paragraph" style:parent-style-name="Heading_20_3">
      <style:paragraph-properties fo:line-height="100%" fo:text-align="center" style:justify-single-word="false" fo:orphans="2" fo:widows="2"/>
      <style:text-properties fo:language="en" fo:country="GB" officeooo:paragraph-rsid="0012a2f8" style:letter-kerning="false" style:language-asian="en" style:country-asian="US" style:language-complex="ar" style:country-complex="SA"/>
    </style:style>
    <style:style style:name="P2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" fo:font-size="11pt" fo:language="en" fo:country="GB" officeooo:paragraph-rsid="0012a2f8" style:letter-kerning="fals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P3" style:family="paragraph" style:parent-style-name="Standard">
      <style:text-properties officeooo:paragraph-rsid="0012a2f8"/>
    </style:style>
    <style:style style:name="P4" style:family="paragraph" style:parent-style-name="Text_20_body">
      <style:text-properties officeooo:rsid="0012a2f8" officeooo:paragraph-rsid="0012a2f8"/>
    </style:style>
    <style:style style:name="P5" style:family="paragraph" style:parent-style-name="Text_20_body">
      <style:text-properties fo:font-weight="bold" officeooo:rsid="0012a2f8" officeooo:paragraph-rsid="0012a2f8" style:font-weight-asian="bold"/>
    </style:style>
    <style:style style:name="P6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" fo:font-size="11pt" fo:language="en" fo:country="GB" officeooo:rsid="0012a2f8" officeooo:paragraph-rsid="0012a2f8" style:letter-kerning="fals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P7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" fo:font-size="11pt" fo:language="en" fo:country="GB" officeooo:paragraph-rsid="0012a2f8" style:letter-kerning="fals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P8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" fo:font-size="11pt" fo:language="en" fo:country="GB" fo:font-weight="bold" officeooo:rsid="0012a2f8" officeooo:paragraph-rsid="0012a2f8" style:letter-kerning="false" style:font-name-asian="Calibri1" style:font-size-asian="11pt" style:language-asian="en" style:country-asian="US" style:font-weight-asian="bold" style:font-name-complex="Arial" style:font-size-complex="11pt" style:language-complex="ar" style:country-complex="SA"/>
    </style:style>
    <style:style style:name="P9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" fo:font-size="11pt" fo:language="en" fo:country="GB" fo:font-style="italic" fo:font-weight="bold" officeooo:rsid="0012a2f8" officeooo:paragraph-rsid="0012a2f8" style:letter-kerning="false" style:font-name-asian="Calibri1" style:font-size-asian="11pt" style:language-asian="en" style:country-asian="US" style:font-style-asian="italic" style:font-weight-asian="bold" style:font-name-complex="Arial" style:font-size-complex="11pt" style:language-complex="ar" style:country-complex="SA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officeooo:rsid="0012a2f8" style:font-weight-asian="bold"/>
    </style:style>
    <style:style style:name="T3" style:family="text">
      <style:text-properties fo:font-style="italic" fo:font-weight="bold" style:font-style-asian="italic" style:font-weight-asian="bold"/>
    </style:style>
    <style:style style:name="T4" style:family="text">
      <style:text-properties fo:font-style="italic" fo:font-weight="bold" officeooo:rsid="0012a2f8" style:font-style-asian="italic" style:font-weight-asian="bold"/>
    </style:style>
    <style:style style:name="T5" style:family="text">
      <style:text-properties fo:language="en" fo:country="GB" style:language-asian="en" style:country-asian="US" style:language-complex="ar" style:country-complex="S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Location Use Cases</text:h>
      <text:p text:style-name="P4">UC16 – Event creator adds new location</text:p>
      <text:p text:style-name="P4">UC17 – Event creator updates name of location</text:p>
      <text:p text:style-name="P4">UC18 – Event creator sets max number of people at location</text:p>
      <text:p text:style-name="P4">UC19 – Event Creator sets availability interval of location</text:p>
      <text:p text:style-name="P4">UC20 – Event creator sets location of event.</text:p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6">UC16</text:p>
            <text:p text:style-name="P2"/>
            <text:p text:style-name="P2">User story on the format:</text:p>
            <text:p text:style-name="P4">As a creator</text:p>
            <text:p text:style-name="P4">I want to add a new location</text:p>
            <text:p text:style-name="P5">In order to have locations for events</text:p>
            <text:h text:style-name="P1" text:outline-level="3">Success scenarios</text:h>
            <table:table table:name="Table1" table:style-name="Table1">
              <table:table-column table:style-name="Table1.A" table:number-columns-repeated="2"/>
              <table:table-row table:style-name="Table1.1">
                <table:table-cell table:style-name="Table1.A1" office:value-type="string">
                  <text:p text:style-name="P2" loext:marker-style-name="T1"><text:span text:style-name="T1">S1</text:span></text:p>
                  <text:p text:style-name="P2"><text:span text:style-name="T1">Given </text:span><text:span text:style-name="T2">creator exists</text:span></text:p>
                  <text:p text:style-name="P2" loext:marker-style-name="T3"><text:span text:style-name="T3"><text:s text:c="4"/>And</text:span><text:span text:style-name="T4"> chooses to create a location</text:span></text:p>
                  <text:p text:style-name="P2"><text:span text:style-name="T1">When </text:span><text:span text:style-name="T2">user inputs name</text:span></text:p>
                  <text:p text:style-name="P8">And name is more than 5 and less than 120 characters</text:p>
                  <text:p text:style-name="P2"><text:span text:style-name="T1">Then</text:span><text:span text:style-name="T3"> </text:span><text:span text:style-name="T4">location is created</text:span></text:p>
                  <text:p text:style-name="P9">With a default value for Capacity of 5,</text:p>
                  <text:p text:style-name="P9">With a default value for start time to the start of the current day,</text:p>
                  <text:p text:style-name="P9">With a default value for end time to a week from the start time</text:p>
                </table:table-cell>
                <table:table-cell table:style-name="Table1.A1" office:value-type="string">
                  <text:p text:style-name="P2" loext:marker-style-name="T1"><text:span text:style-name="T3"/></text:p>
                </table:table-cell>
              </table:table-row>
            </table:table>
            <text:p text:style-name="P2"/>
            <text:h text:style-name="P1" text:outline-level="3">Failure scenarios</text:h>
            <table:table table:name="Table2" table:style-name="Table2">
              <table:table-column table:style-name="Table2.A" table:number-columns-repeated="2"/>
              <table:table-row table:style-name="Table2.1">
                <table:table-cell table:style-name="Table2.A1" office:value-type="string">
                  <text:p text:style-name="P2" loext:marker-style-name="T1"><text:span text:style-name="T1">F1</text:span></text:p>
                  <text:p text:style-name="P2"><text:span text:style-name="T1">Given </text:span><text:span text:style-name="T2">creator exists</text:span></text:p>
                  <text:p text:style-name="P2" loext:marker-style-name="T3"><text:span text:style-name="T3"><text:s text:c="4"/>And</text:span><text:span text:style-name="T4"> chooses to create a location</text:span></text:p>
                  <text:p text:style-name="P2"><text:span text:style-name="T1">When </text:span><text:span text:style-name="T2">user inputs name</text:span></text:p>
                  <text:p text:style-name="P8">And name is less than 5 or more than 120 characters</text:p>
                  <text:p text:style-name="P2"><text:span text:style-name="T3">Then</text:span><text:span text:style-name="T4"> the creator is prompted with a message describing the necessary length of the name</text:span></text:p>
                </table:table-cell>
                <table:table-cell table:style-name="Table2.A1" office:value-type="string">
                  <text:p text:style-name="P2" loext:marker-style-name="T1"><text:span text:style-name="T3"/></text:p>
                </table:table-cell>
              </table:table-row>
              <table:table-row table:style-name="Table2.1">
                <table:table-cell table:style-name="Table2.A1" office:value-type="string">
                  <text:p text:style-name="P2" loext:marker-style-name="T1"><text:span text:style-name="T3"/></text:p>
                </table:table-cell>
                <table:table-cell table:style-name="Table2.A1" office:value-type="string">
                  <text:p text:style-name="P2" loext:marker-style-name="T1"><text:span text:style-name="T3"/></text:p>
                </table:table-cell>
              </table:table-row>
            </table:table>
            <text:p text:style-name="P2"/>
          </table:table-cell>
        </table:table-row>
      </table:table>
      <text:p text:style-name="P3"/>
      <text:p text:style-name="P3"/>
      <text:p text:style-name="P3"/>
      <text:p text:style-name="P3"/>
      <text:p text:style-name="P3"/>
      <table:table table:name="Table4" table:style-name="Table4">
        <table:table-column table:style-name="Table4.A"/>
        <text:soft-page-break/>
        <table:table-row table:style-name="Table4.1">
          <table:table-cell table:style-name="Table4.A1" office:value-type="string">
            <text:p text:style-name="P6">UC17 - Event creator updates name of location</text:p>
            <text:p text:style-name="P4"/>
            <text:p text:style-name="P4">As a creator</text:p>
            <text:p text:style-name="P4">I want to update the name of a location</text:p>
            <text:p text:style-name="P5">In order to correct potential mistakes made on initial creation</text:p>
            <text:h text:style-name="P1" text:outline-level="3">Success scenarios</text:h>
            <table:table table:name="Table5" table:style-name="Table5">
              <table:table-column table:style-name="Table5.A" table:number-columns-repeated="2"/>
              <table:table-row table:style-name="Table5.1">
                <table:table-cell table:style-name="Table5.A1" office:value-type="string">
                  <text:p text:style-name="P2" loext:marker-style-name="T1"><text:span text:style-name="T1">S1</text:span></text:p>
                  <text:p text:style-name="P2"><text:span text:style-name="T1">Given </text:span><text:span text:style-name="T2">creator exists</text:span></text:p>
                  <text:p text:style-name="P8"><text:s text:c="5"/>And Location exists</text:p>
                  <text:p text:style-name="P2"><text:span text:style-name="T1">When </text:span><text:span text:style-name="T2">creator chooses to update the name of the locations</text:span></text:p>
                  <text:p text:style-name="P8">And provides a new name</text:p>
                  <text:p text:style-name="P8">And the new name is more than 5 and less than 120 characters</text:p>
                  <text:p text:style-name="P2"><text:span text:style-name="T1">Then</text:span><text:span text:style-name="T3"> </text:span><text:span text:style-name="T4">the given location’s name is updated with the new name</text:span></text:p>
                </table:table-cell>
                <table:table-cell table:style-name="Table5.A1" office:value-type="string">
                  <text:p text:style-name="P2" loext:marker-style-name="T1"><text:span text:style-name="T3"/></text:p>
                </table:table-cell>
              </table:table-row>
            </table:table>
            <text:p text:style-name="P2"/>
            <text:h text:style-name="P1" text:outline-level="3">Failure scenarios</text:h>
            <table:table table:name="Table6" table:style-name="Table6">
              <table:table-column table:style-name="Table6.A" table:number-columns-repeated="2"/>
              <table:table-row table:style-name="Table6.1">
                <table:table-cell table:style-name="Table6.A1" office:value-type="string">
                  <text:p text:style-name="P2" loext:marker-style-name="T1"><text:span text:style-name="T1">F1</text:span></text:p>
                  <text:p text:style-name="P2"><text:span text:style-name="T1">Given </text:span><text:span text:style-name="T2">creator exists</text:span></text:p>
                  <text:p text:style-name="P8"><text:s text:c="5"/>And Location exists</text:p>
                  <text:p text:style-name="P2"><text:span text:style-name="T1">When </text:span><text:span text:style-name="T2">creator chooses to update the name of the locations</text:span></text:p>
                  <text:p text:style-name="P8">And provides a new name</text:p>
                  <text:p text:style-name="P8">And the new name is less than 5 or more than 120 characters</text:p>
                  <text:p text:style-name="P9">Then the creator is prompted with a message describing the necessary length of the name</text:p>
                </table:table-cell>
                <table:table-cell table:style-name="Table6.A1" office:value-type="string">
                  <text:p text:style-name="P9" loext:marker-style-name="T1"><text:span text:style-name="T2"/></text:p>
                </table:table-cell>
              </table:table-row>
              <table:table-row table:style-name="Table6.1">
                <table:table-cell table:style-name="Table6.A1" office:value-type="string">
                  <text:p text:style-name="P2" loext:marker-style-name="T1"><text:span text:style-name="T3"/></text:p>
                </table:table-cell>
                <table:table-cell table:style-name="Table6.A1" office:value-type="string">
                  <text:p text:style-name="P2" loext:marker-style-name="T1"><text:span text:style-name="T3"/></text:p>
                </table:table-cell>
              </table:table-row>
            </table:table>
            <text:p text:style-name="P2"/>
          </table:table-cell>
        </table:table-row>
      </table:table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able:table table:name="Table7" table:style-name="Table7">
        <table:table-column table:style-name="Table7.A"/>
        <text:soft-page-break/>
        <table:table-row table:style-name="Table7.1">
          <table:table-cell table:style-name="Table7.A1" office:value-type="string">
            <text:p text:style-name="P6">UC18 - Event creator sets maximum number of people at location</text:p>
            <text:p text:style-name="P4"/>
            <text:p text:style-name="P4">As a creator</text:p>
            <text:p text:style-name="P4">I want to set the maximum number of people at a location</text:p>
            <text:p text:style-name="P5">In order to determine whether a location is suitable for a specific event’s size</text:p>
            <text:h text:style-name="P1" text:outline-level="3">Success scenarios</text:h>
            <table:table table:name="Table8" table:style-name="Table8">
              <table:table-column table:style-name="Table8.A" table:number-columns-repeated="2"/>
              <table:table-row table:style-name="Table8.1">
                <table:table-cell table:style-name="Table8.A1" office:value-type="string">
                  <text:p text:style-name="P2" loext:marker-style-name="T1"><text:span text:style-name="T1">S1</text:span></text:p>
                  <text:p text:style-name="P2"><text:span text:style-name="T1">Given </text:span><text:span text:style-name="T2">creator exists</text:span></text:p>
                  <text:p text:style-name="P8"><text:s text:c="5"/>And Location exists</text:p>
                  <text:p text:style-name="P2"><text:span text:style-name="T1">When </text:span><text:span text:style-name="T2">creator chooses to set the maximum number of participants</text:span></text:p>
                  <text:p text:style-name="P8">And provides a number of participants greater than zero</text:p>
                  <text:p text:style-name="P2"><text:span text:style-name="T1">Then</text:span><text:span text:style-name="T3"> </text:span><text:span text:style-name="T4">the location’s number of participants is set to the given value</text:span></text:p>
                </table:table-cell>
                <table:table-cell table:style-name="Table8.A1" office:value-type="string">
                  <text:p text:style-name="P2" loext:marker-style-name="T1"><text:span text:style-name="T3"/></text:p>
                </table:table-cell>
              </table:table-row>
            </table:table>
            <text:p text:style-name="P2"/>
            <text:h text:style-name="P1" text:outline-level="3">Failure scenarios</text:h>
            <table:table table:name="Table9" table:style-name="Table9">
              <table:table-column table:style-name="Table9.A" table:number-columns-repeated="2"/>
              <table:table-row table:style-name="Table9.1">
                <table:table-cell table:style-name="Table9.A1" office:value-type="string">
                  <text:p text:style-name="P2" loext:marker-style-name="T1"><text:span text:style-name="T1">F1</text:span></text:p>
                  <text:p text:style-name="P2"><text:span text:style-name="T1">Given </text:span><text:span text:style-name="T2">creator exists</text:span></text:p>
                  <text:p text:style-name="P8"><text:s text:c="5"/>And Location exists</text:p>
                  <text:p text:style-name="P2"><text:span text:style-name="T1">When </text:span><text:span text:style-name="T2">creator chooses to set the maximum number of participants</text:span></text:p>
                  <text:p text:style-name="P8">And provides a number of participants less than or equal to zero</text:p>
                  <text:p text:style-name="P9">Then the creator is prompted with a message describing that the number of participants has to be greater than zero.</text:p>
                </table:table-cell>
                <table:table-cell table:style-name="Table9.A1" office:value-type="string">
                  <text:p text:style-name="P9" loext:marker-style-name="T1"><text:span text:style-name="T2"/></text:p>
                </table:table-cell>
              </table:table-row>
              <table:table-row table:style-name="Table9.1">
                <table:table-cell table:style-name="Table9.A1" office:value-type="string">
                  <text:p text:style-name="P2" loext:marker-style-name="T1"><text:span text:style-name="T3"/></text:p>
                </table:table-cell>
                <table:table-cell table:style-name="Table9.A1" office:value-type="string">
                  <text:p text:style-name="P2" loext:marker-style-name="T1"><text:span text:style-name="T3"/></text:p>
                </table:table-cell>
              </table:table-row>
            </table:table>
            <text:p text:style-name="P2"/>
          </table:table-cell>
        </table:table-row>
      </table:table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able:table table:name="Table10" table:style-name="Table10">
        <table:table-column table:style-name="Table10.A"/>
        <table:table-row table:style-name="Table10.1">
          <table:table-cell table:style-name="Table10.A1" office:value-type="string">
            <text:p text:style-name="P6">UC20 - Event Creator sets location of event</text:p>
            <text:p text:style-name="P4"/>
            <text:p text:style-name="P4">As a creator</text:p>
            <text:p text:style-name="P4">I want to set the location of event</text:p>
            <text:p text:style-name="P5">In order to keep everyone informed and keep track of where a given event is held at.</text:p>
            <text:h text:style-name="P1" text:outline-level="3">Success scenarios</text:h>
            <table:table table:name="Table11" table:style-name="Table11">
              <table:table-column table:style-name="Table11.A" table:number-columns-repeated="2"/>
              <table:table-row table:style-name="Table11.1">
                <table:table-cell table:style-name="Table11.A1" office:value-type="string">
                  <text:p text:style-name="P2" loext:marker-style-name="T1"><text:span text:style-name="T1">S1</text:span></text:p>
                  <text:p text:style-name="P2"><text:span text:style-name="T1">Given </text:span><text:span text:style-name="T2">creator exists</text:span></text:p>
                  <text:p text:style-name="P8"><text:s text:c="5"/>And Location exists</text:p>
                  <text:p text:style-name="P8"><text:s text:c="5"/>And Event exists</text:p>
                  <text:p text:style-name="P2"><text:span text:style-name="T1">When </text:span><text:span text:style-name="T2">creator chooses to set the location of an event to an already created location</text:span></text:p>
                  <text:p text:style-name="P9">Then the event will have its location set to the chosen location</text:p>
                </table:table-cell>
                <table:table-cell table:style-name="Table11.A1" office:value-type="string">
                  <text:p text:style-name="P2" loext:marker-style-name="T1"><text:span text:style-name="T3"/></text:p>
                </table:table-cell>
              </table:table-row>
            </table:table>
            <text:p text:style-name="P2"/>
            <text:h text:style-name="P1" text:outline-level="3">Failure scenarios</text:h>
            <table:table table:name="Table12" table:style-name="Table12">
              <table:table-column table:style-name="Table12.A" table:number-columns-repeated="2"/>
              <table:table-row table:style-name="Table12.1">
                <table:table-cell table:style-name="Table12.A1" office:value-type="string">
                  <text:p text:style-name="P2" loext:marker-style-name="T1"><text:span text:style-name="T1">F1</text:span></text:p>
                  <text:p text:style-name="P2"><text:span text:style-name="T1">Given </text:span><text:span text:style-name="T2">creator exists</text:span></text:p>
                  <text:p text:style-name="P8"><text:s text:c="5"/>And Location exists</text:p>
                  <text:p text:style-name="P8"><text:s text:c="5"/>And Event does not exist</text:p>
                  <text:p text:style-name="P2"><text:span text:style-name="T1">When </text:span><text:span text:style-name="T2">creator chooses to set the location of an event to an already created location</text:span></text:p>
                  <text:p text:style-name="P9">Then the creator is prompted with a message describing that the event does not exist.</text:p>
                </table:table-cell>
                <table:table-cell table:style-name="Table12.A1" office:value-type="string">
                  <text:p text:style-name="P2" loext:marker-style-name="T1"><text:span text:style-name="T1">F</text:span><text:span text:style-name="T2">2</text:span></text:p>
                  <text:p text:style-name="P2"><text:span text:style-name="T1">Given </text:span><text:span text:style-name="T2">creator exists</text:span></text:p>
                  <text:p text:style-name="P8"><text:s text:c="5"/>And Location does not exists</text:p>
                  <text:p text:style-name="P8"><text:s text:c="5"/>And Event exists</text:p>
                  <text:p text:style-name="P8">When creator chooses to set the location </text:p>
                  <text:p text:style-name="P9">Then the creator is prompted with a message describing that the location does not exist.</text:p>
                </table:table-cell>
              </table:table-row>
              <table:table-row table:style-name="Table12.1">
                <table:table-cell table:style-name="Table12.A1" office:value-type="string">
                  <text:p text:style-name="P2" loext:marker-style-name="T1"><text:span text:style-name="T3"/></text:p>
                </table:table-cell>
                <table:table-cell table:style-name="Table12.A1" office:value-type="string">
                  <text:p text:style-name="Standard"><text:span text:style-name="T5"/></text:p>
                </table:table-cell>
              </table:table-row>
            </table:table>
            <text:p text:style-name="P2"/>
          </table:table-cell>
        </table:table-row>
      </table:table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able:table table:name="Table13" table:style-name="Table13">
        <table:table-column table:style-name="Table13.A"/>
        <text:soft-page-break/>
        <table:table-row table:style-name="Table13.1">
          <table:table-cell table:style-name="Table13.A1" office:value-type="string">
            <text:p text:style-name="P6">UC19 - Event Creator sets availability interval of location</text:p>
            <text:p text:style-name="P4"/>
            <text:p text:style-name="P4">As a creator</text:p>
            <text:p text:style-name="P4">I want to set the availability interval of a location</text:p>
            <text:p text:style-name="P5">In order to determine whether a location is suitable for a specific event’s start and end dates.</text:p>
            <text:h text:style-name="P1" text:outline-level="3">Success scenarios</text:h>
            <table:table table:name="Table14" table:style-name="Table14">
              <table:table-column table:style-name="Table14.A" table:number-columns-repeated="2"/>
              <table:table-row table:style-name="Table14.1">
                <table:table-cell table:style-name="Table14.A1" office:value-type="string">
                  <text:p text:style-name="P2" loext:marker-style-name="T1"><text:span text:style-name="T1">S1</text:span></text:p>
                  <text:p text:style-name="P2"><text:span text:style-name="T1">Given </text:span><text:span text:style-name="T2">creator exists</text:span></text:p>
                  <text:p text:style-name="P8"><text:s text:c="5"/>And Location exists</text:p>
                  <text:p text:style-name="P2"><text:span text:style-name="T1">When </text:span><text:span text:style-name="T2">creator chooses to set the availability interval of a location</text:span></text:p>
                  <text:p text:style-name="P9">And the start date and time is before the end date and time <text:s/></text:p>
                  <text:p text:style-name="P9">Then the times of the event are updated</text:p>
                </table:table-cell>
                <table:table-cell table:style-name="Table14.A1" office:value-type="string">
                  <text:p text:style-name="P2" loext:marker-style-name="T1"><text:span text:style-name="T3"/></text:p>
                </table:table-cell>
              </table:table-row>
            </table:table>
            <text:p text:style-name="P2"/>
            <text:h text:style-name="P1" text:outline-level="3">Failure scenarios</text:h>
            <table:table table:name="Table15" table:style-name="Table15">
              <table:table-column table:style-name="Table15.A" table:number-columns-repeated="2"/>
              <table:table-row table:style-name="Table15.1">
                <table:table-cell table:style-name="Table15.A1" office:value-type="string">
                  <text:p text:style-name="P2" loext:marker-style-name="T1"><text:span text:style-name="T1">F1</text:span></text:p>
                  <text:p text:style-name="P2"><text:span text:style-name="T1">Given </text:span><text:span text:style-name="T2">creator exists</text:span></text:p>
                  <text:p text:style-name="P8"><text:s text:c="5"/>And Location exists</text:p>
                  <text:p text:style-name="P8">When creator chooses to set the availability interval of a location</text:p>
                  <text:p text:style-name="P9">And the start date is after the end date </text:p>
                  <text:p text:style-name="P9">Then a failure message is returned explaining the problem</text:p>
                </table:table-cell>
                <table:table-cell table:style-name="Table15.A1" office:value-type="string">
                  <text:p text:style-name="P2" loext:marker-style-name="T1"><text:span text:style-name="T1">F</text:span><text:span text:style-name="T2">2</text:span></text:p>
                  <text:p text:style-name="P2"><text:span text:style-name="T1">Given </text:span><text:span text:style-name="T2">creator exists</text:span></text:p>
                  <text:p text:style-name="P8"><text:s text:c="5"/>And Location does not exist</text:p>
                  <text:p text:style-name="P2"><text:span text:style-name="T1">When </text:span><text:span text:style-name="T2">creator chooses to set the maximum number of participants</text:span></text:p>
                  <text:p text:style-name="P8">And provides a number of participants greater than zero</text:p>
                  <text:p text:style-name="P9">Then the creator is prompted with a message describing that the location does not exist.</text:p>
                </table:table-cell>
              </table:table-row>
              <table:table-row table:style-name="Table15.1">
                <table:table-cell table:style-name="Table15.A1" office:value-type="string">
                  <text:p text:style-name="P2" loext:marker-style-name="T1"><text:span text:style-name="T3"/></text:p>
                </table:table-cell>
                <table:table-cell table:style-name="Table15.A1" office:value-type="string">
                  <text:p text:style-name="P2" loext:marker-style-name="T1"><text:span text:style-name="T3"/></text:p>
                </table:table-cell>
              </table:table-row>
            </table:table>
            <text:p text:style-name="P2"/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028in" fo:margin-bottom="0in" style:contextual-spacing="false" fo:keep-together="always" fo:keep-with-next="always"/>
      <style:text-properties fo:color="#1f3763" loext:opacity="100%" style:font-name="Calibri Light" fo:font-family="'Calibri Light'" style:font-family-generic="roman" style:font-pitch="variable" fo:font-size="12pt" style:font-name-asian="Noto Serif CJK SC" style:font-family-asian="'Noto Serif CJK SC'" style:font-family-generic-asian="system" style:font-pitch-asian="variable" style:font-size-asian="12pt" style:font-name-complex="Times New Roman" style:font-family-complex="'Times New Roman'" style:font-family-generic-complex="system" style:font-pitch-complex="variable" style:font-size-complex="12pt">
        <loext:char-complex-color loext:theme-type="accent1" loext:color-type="theme">
          <loext:transformation loext:type="shade" loext:value="5019"/>
        </loext:char-complex-color>
      </style:text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30T23:29:17.196547602</meta:creation-date>
    <dc:date>2024-04-06T19:33:39.797171213</dc:date>
    <meta:editing-duration>P1DT10H47M31S</meta:editing-duration>
    <meta:editing-cycles>2</meta:editing-cycles>
    <meta:generator>LibreOffice/7.6.6.3$Linux_X86_64 LibreOffice_project/60$Build-3</meta:generator>
    <meta:document-statistic meta:table-count="15" meta:image-count="0" meta:object-count="0" meta:page-count="5" meta:paragraph-count="114" meta:word-count="748" meta:character-count="4221" meta:non-whitespace-character-count="3505"/>
  </office:meta>
</office:document-meta>
</file>